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340a02"/>
    </style:style>
    <style:style style:name="P3" style:family="paragraph" style:parent-style-name="Standard">
      <style:text-properties style:font-name="Linux Libertine O" officeooo:rsid="00294093" officeooo:paragraph-rsid="002cf708"/>
    </style:style>
    <style:style style:name="P4" style:family="paragraph" style:parent-style-name="Standard">
      <style:text-properties style:font-name="Linux Libertine O" officeooo:rsid="00340a02" officeooo:paragraph-rsid="00340a02"/>
    </style:style>
    <style:style style:name="P5" style:family="paragraph" style:parent-style-name="Standard">
      <style:text-properties style:font-name="Linux Libertine O" officeooo:rsid="00340a02" officeooo:paragraph-rsid="00366815"/>
    </style:style>
    <style:style style:name="P6" style:family="paragraph" style:parent-style-name="Standard">
      <style:text-properties style:font-name="Linux Libertine O" officeooo:rsid="00366815" officeooo:paragraph-rsid="00366815"/>
    </style:style>
    <style:style style:name="P7" style:family="paragraph" style:parent-style-name="Standard">
      <style:text-properties style:font-name="Linux Libertine O" officeooo:rsid="002cf708" officeooo:paragraph-rsid="002cf708"/>
    </style:style>
    <style:style style:name="P8" style:family="paragraph" style:parent-style-name="Standard">
      <style:text-properties style:font-name="Linux Libertine O" officeooo:rsid="00356cf3" officeooo:paragraph-rsid="00340a02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2b9204"/>
    </style:style>
    <style:style style:name="T10" style:family="text">
      <style:text-properties officeooo:rsid="00340a02"/>
    </style:style>
    <style:style style:name="T11" style:family="text">
      <style:text-properties officeooo:rsid="00366815"/>
    </style:style>
    <style:style style:name="T12" style:family="text">
      <style:text-properties officeooo:rsid="00382988"/>
    </style:style>
    <style:style style:name="T13" style:family="text">
      <style:text-properties officeooo:rsid="0038d9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Harissa</text:span><text:span text:style-name="T7"> pasta</text:span><text:span text:style-name="T6"> sauce</text:span><text:span text:style-name="T3"> (</text:span><text:span text:style-name="T8">5</text:span><text:span text:style-name="T3"> portions; </text:span><text:span text:style-name="T5">3</text:span><text:span text:style-name="T4">5 minutes</text:span><text:span text:style-name="T3">)</text:span></text:h>
      <text:p text:style-name="Heading"><text:span text:style-name="T1">For the </text:span><text:span text:style-name="T2">sauce</text:span></text:p>
      <text:p text:style-name="P2"><text:span text:style-name="T13">4</text:span><text:span text:style-name="T9"> tbsp</text:span> olive oil for frying</text:p>
      <text:p text:style-name="P1"><text:span text:style-name="T10">2</text:span> red onion<text:span text:style-name="T10">s </text:span><text:span text:style-name="T11">(about 350g)</text:span></text:p>
      <text:p text:style-name="P6">5 cloves garlic</text:p>
      <text:p text:style-name="P1"/>
      <text:p text:style-name="P4"><text:span text:style-name="T11">2</text:span> <text:span text:style-name="T11">heaped</text:span> tsp smoked paprika</text:p>
      <text:p text:style-name="P6"><text:span text:style-name="T13">6</text:span> tsp harissa paste</text:p>
      <text:p text:style-name="P5"/>
      <text:p text:style-name="P6">500g courgettes (about 3)</text:p>
      <text:p text:style-name="P7">1 tin peeled plum tomatoes</text:p>
      <text:p text:style-name="P6">1 tin canellini beans</text:p>
      <text:p text:style-name="P6">1 tin haricot beans</text:p>
      <text:p text:style-name="P3"/>
      <text:p text:style-name="P6">1 stock pot or cube</text:p>
      <text:p text:style-name="P6">salt to taste</text:p>
      <text:p text:style-name="P6"/>
      <text:p text:style-name="P6"/>
      <text:p text:style-name="P6"/>
      <text:p text:style-name="P6">Roughly chop the garlic and slice the onions. Fry the garlic on medium heat for about 30 seconds, then add the onions, smoked paprika, and harissa, and mix well.</text:p>
      <text:p text:style-name="P6"/>
      <text:p text:style-name="P6">Slice the courgettes into quarters lengthwise, and then into chunks. Add to the pot as you go along. Mix well when they are all in.</text:p>
      <text:p text:style-name="P6"/>
      <text:p text:style-name="P6">Drain and rinse the beans and add to the pot, along with the stock and salt. Mix well and leave to cook for 5 minutes, then add the tomatoes <text:span text:style-name="T12">(chop them a bit in the pan)</text:span> and about half a can of hot water.</text:p>
      <text:p text:style-name="P6"/>
      <text:p text:style-name="P6">Simmer for 15-20 minutes.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0:10.869953200</dc:date>
    <meta:editing-duration>PT1H13M33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60" meta:character-count="814" meta:non-whitespace-character-count="671"/>
  </office:meta>
</office:document-meta>
</file>